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80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16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/>
          <table:table-cell table:style-name="ce17" table:formula="of:=[.X2] + [.AD2] + #REF!2 + #REF!2 + [.X2] + [.X2]" office:value-type="string" office:string-value="" calcext:value-type="error">
            <text:p>Err:509</text:p>
          </table:table-cell>
          <table:table-cell table:style-name="ce19" table:formula="of:=IF([.AE2]&gt;=0.9875;&quot;A+&quot;;  IF([.AE2]&gt;=0.94; &quot;A&quot;; IF([.AE2]&gt;=0.9; &quot;A-&quot;; IF([.AE2]&gt;=0.87; &quot;B+&quot;; IF([.AE2]&gt;=0.84;&quot;B&quot;; IF([.AE2]&gt;=0.8; &quot;B-&quot;; IF([.AE2]&gt;=0.77; &quot;C+&quot;; IF([.AE2]&gt;=0.74;&quot;C&quot;; IF([.AE2]&gt;=0.7; &quot;C-&quot;; IF([.AE2]&gt;=0.67; &quot;D+&quot;; IF([.AE2]&gt;=0.64;&quot;D&quot;; IF([.AE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F2]; [.$AN$2:.$AO$15]; 2; 0)" office:value-type="string" office:string-value="" calcext:value-type="error">
            <text:p>Err:509</text:p>
          </table:table-cell>
          <table:table-cell table:style-name="ce19" table:formula="of:=VLOOKUP([.AG2]; [.$AN$2:.$AO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/>
          <table:table-cell table:style-name="ce17" table:formula="of:=[.X3] + [.AD3] + #REF!3 + #REF!3 + [.X3] + [.X3]" office:value-type="string" office:string-value="" calcext:value-type="error">
            <text:p>Err:509</text:p>
          </table:table-cell>
          <table:table-cell table:style-name="ce19" table:formula="of:=IF([.AE3]&gt;=0.9875;&quot;A+&quot;;  IF([.AE3]&gt;=0.94; &quot;A&quot;; IF([.AE3]&gt;=0.9; &quot;A-&quot;; IF([.AE3]&gt;=0.87; &quot;B+&quot;; IF([.AE3]&gt;=0.84;&quot;B&quot;; IF([.AE3]&gt;=0.8; &quot;B-&quot;; IF([.AE3]&gt;=0.77; &quot;C+&quot;; IF([.AE3]&gt;=0.74;&quot;C&quot;; IF([.AE3]&gt;=0.7; &quot;C-&quot;; IF([.AE3]&gt;=0.67; &quot;D+&quot;; IF([.AE3]&gt;=0.64;&quot;D&quot;; IF([.AE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F3]; [.$AN$2:.$AO$15]; 2; 0)" office:value-type="string" office:string-value="" calcext:value-type="error">
            <text:p>Err:509</text:p>
          </table:table-cell>
          <table:table-cell table:style-name="ce19" table:formula="of:=VLOOKUP([.AG3]; [.$AN$2:.$AO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/>
          <table:table-cell table:style-name="ce6" office:value-type="string" calcext:value-type="string">
            <text:p>F</text:p>
          </table:table-cell>
          <table:table-cell/>
          <table:table-cell table:style-name="ce17" table:formula="of:=[.X4] + [.AD4] + #REF!4 + #REF!4 + [.X4] + [.X4]" office:value-type="string" office:string-value="" calcext:value-type="error">
            <text:p>Err:509</text:p>
          </table:table-cell>
          <table:table-cell table:style-name="ce19" table:formula="of:=IF([.AE4]&gt;=0.9875;&quot;A+&quot;;  IF([.AE4]&gt;=0.94; &quot;A&quot;; IF([.AE4]&gt;=0.9; &quot;A-&quot;; IF([.AE4]&gt;=0.87; &quot;B+&quot;; IF([.AE4]&gt;=0.84;&quot;B&quot;; IF([.AE4]&gt;=0.8; &quot;B-&quot;; IF([.AE4]&gt;=0.77; &quot;C+&quot;; IF([.AE4]&gt;=0.74;&quot;C&quot;; IF([.AE4]&gt;=0.7; &quot;C-&quot;; IF([.AE4]&gt;=0.67; &quot;D+&quot;; IF([.AE4]&gt;=0.64;&quot;D&quot;; IF([.AE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F4]; [.$AN$2:.$AO$15]; 2; 0)" office:value-type="string" office:string-value="" calcext:value-type="error">
            <text:p>Err:509</text:p>
          </table:table-cell>
          <table:table-cell table:style-name="ce19" table:formula="of:=VLOOKUP([.AG4]; [.$AN$2:.$AO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/>
          <table:table-cell table:style-name="ce6" office:value-type="string" calcext:value-type="string">
            <text:p>C+</text:p>
          </table:table-cell>
          <table:table-cell/>
          <table:table-cell table:style-name="ce17" table:formula="of:=[.X5] + [.AD5] + #REF!5 + #REF!5 + [.X5] + [.X5]" office:value-type="string" office:string-value="" calcext:value-type="error">
            <text:p>Err:509</text:p>
          </table:table-cell>
          <table:table-cell table:style-name="ce19" table:formula="of:=IF([.AE5]&gt;=0.9875;&quot;A+&quot;;  IF([.AE5]&gt;=0.94; &quot;A&quot;; IF([.AE5]&gt;=0.9; &quot;A-&quot;; IF([.AE5]&gt;=0.87; &quot;B+&quot;; IF([.AE5]&gt;=0.84;&quot;B&quot;; IF([.AE5]&gt;=0.8; &quot;B-&quot;; IF([.AE5]&gt;=0.77; &quot;C+&quot;; IF([.AE5]&gt;=0.74;&quot;C&quot;; IF([.AE5]&gt;=0.7; &quot;C-&quot;; IF([.AE5]&gt;=0.67; &quot;D+&quot;; IF([.AE5]&gt;=0.64;&quot;D&quot;; IF([.AE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F5]; [.$AN$2:.$AO$15]; 2; 0)" office:value-type="string" office:string-value="" calcext:value-type="error">
            <text:p>Err:509</text:p>
          </table:table-cell>
          <table:table-cell table:style-name="ce19" table:formula="of:=VLOOKUP([.AG5]; [.$AN$2:.$AO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0"/>
          <table:table-cell table:style-name="ce16"/>
          <table:table-cell table:style-name="ce18" table:formula="of:=[.X6] + [.AD6] + #REF!6 + #REF!6 + [.X6] + [.X6]" office:value-type="string" office:string-value="" calcext:value-type="error">
            <text:p>Err:509</text:p>
          </table:table-cell>
          <table:table-cell table:style-name="ce21" table:formula="of:=IF([.AE6]&gt;=0.9875;&quot;A+&quot;;  IF([.AE6]&gt;=0.94; &quot;A&quot;; IF([.AE6]&gt;=0.9; &quot;A-&quot;; IF([.AE6]&gt;=0.87; &quot;B+&quot;; IF([.AE6]&gt;=0.84;&quot;B&quot;; IF([.AE6]&gt;=0.8; &quot;B-&quot;; IF([.AE6]&gt;=0.77; &quot;C+&quot;; IF([.AE6]&gt;=0.74;&quot;C&quot;; IF([.AE6]&gt;=0.7; &quot;C-&quot;; IF([.AE6]&gt;=0.67; &quot;D+&quot;; IF([.AE6]&gt;=0.64;&quot;D&quot;; IF([.AE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F6]; [.$AN$2:.$AO$15]; 2; 0)" office:value-type="string" office:string-value="" calcext:value-type="error">
            <text:p>Err:509</text:p>
          </table:table-cell>
          <table:table-cell table:style-name="ce21" table:formula="of:=VLOOKUP([.AG6]; [.$AN$2:.$AO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80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IP</text:p>
          </table:table-cell>
          <table:table-cell/>
          <table:table-cell table:style-name="ce17" table:formula="of:=[.X7] + [.AD7] + #REF!7 + #REF!7 + [.X7] + [.X7]" office:value-type="string" office:string-value="" calcext:value-type="error">
            <text:p>Err:509</text:p>
          </table:table-cell>
          <table:table-cell table:style-name="ce19" table:formula="of:=IF([.AE7]&gt;=0.9875;&quot;A+&quot;;  IF([.AE7]&gt;=0.94; &quot;A&quot;; IF([.AE7]&gt;=0.9; &quot;A-&quot;; IF([.AE7]&gt;=0.87; &quot;B+&quot;; IF([.AE7]&gt;=0.84;&quot;B&quot;; IF([.AE7]&gt;=0.8; &quot;B-&quot;; IF([.AE7]&gt;=0.77; &quot;C+&quot;; IF([.AE7]&gt;=0.74;&quot;C&quot;; IF([.AE7]&gt;=0.7; &quot;C-&quot;; IF([.AE7]&gt;=0.67; &quot;D+&quot;; IF([.AE7]&gt;=0.64;&quot;D&quot;; IF([.AE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F7]; [.$AN$2:.$AO$15]; 2; 0)" office:value-type="string" office:string-value="" calcext:value-type="error">
            <text:p>Err:509</text:p>
          </table:table-cell>
          <table:table-cell table:style-name="ce19" table:formula="of:=VLOOKUP([.AG7]; [.$AN$2:.$AO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IP</text:p>
          </table:table-cell>
          <table:table-cell/>
          <table:table-cell table:style-name="ce17" table:formula="of:=[.X8] + [.AD8] + #REF!8 + #REF!8 + [.X8] + [.X8]" office:value-type="string" office:string-value="" calcext:value-type="error">
            <text:p>Err:509</text:p>
          </table:table-cell>
          <table:table-cell table:style-name="ce19" table:formula="of:=IF([.AE8]&gt;=0.9875;&quot;A+&quot;;  IF([.AE8]&gt;=0.94; &quot;A&quot;; IF([.AE8]&gt;=0.9; &quot;A-&quot;; IF([.AE8]&gt;=0.87; &quot;B+&quot;; IF([.AE8]&gt;=0.84;&quot;B&quot;; IF([.AE8]&gt;=0.8; &quot;B-&quot;; IF([.AE8]&gt;=0.77; &quot;C+&quot;; IF([.AE8]&gt;=0.74;&quot;C&quot;; IF([.AE8]&gt;=0.7; &quot;C-&quot;; IF([.AE8]&gt;=0.67; &quot;D+&quot;; IF([.AE8]&gt;=0.64;&quot;D&quot;; IF([.AE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F8]; [.$AN$2:.$AO$15]; 2; 0)" office:value-type="string" office:string-value="" calcext:value-type="error">
            <text:p>Err:509</text:p>
          </table:table-cell>
          <table:table-cell table:style-name="ce19" table:formula="of:=VLOOKUP([.AG8]; [.$AN$2:.$AO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/>
          <table:table-cell table:style-name="ce17" table:formula="of:=[.X9] + [.AD9] + #REF!9 + #REF!9 + [.X9] + [.X9]" office:value-type="string" office:string-value="" calcext:value-type="error">
            <text:p>Err:509</text:p>
          </table:table-cell>
          <table:table-cell table:style-name="ce19" table:formula="of:=IF([.AE9]&gt;=0.9875;&quot;A+&quot;;  IF([.AE9]&gt;=0.94; &quot;A&quot;; IF([.AE9]&gt;=0.9; &quot;A-&quot;; IF([.AE9]&gt;=0.87; &quot;B+&quot;; IF([.AE9]&gt;=0.84;&quot;B&quot;; IF([.AE9]&gt;=0.8; &quot;B-&quot;; IF([.AE9]&gt;=0.77; &quot;C+&quot;; IF([.AE9]&gt;=0.74;&quot;C&quot;; IF([.AE9]&gt;=0.7; &quot;C-&quot;; IF([.AE9]&gt;=0.67; &quot;D+&quot;; IF([.AE9]&gt;=0.64;&quot;D&quot;; IF([.AE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F9]; [.$AN$2:.$AO$15]; 2; 0)" office:value-type="string" office:string-value="" calcext:value-type="error">
            <text:p>Err:509</text:p>
          </table:table-cell>
          <table:table-cell table:style-name="ce19" table:formula="of:=VLOOKUP([.AG9]; [.$AN$2:.$AO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/>
          <table:table-cell table:style-name="ce17" table:formula="of:=[.X10] + [.AD10] + #REF!10 + #REF!10 + [.X10] + [.X10]" office:value-type="string" office:string-value="" calcext:value-type="error">
            <text:p>Err:509</text:p>
          </table:table-cell>
          <table:table-cell table:style-name="ce19" table:formula="of:=IF([.AE10]&gt;=0.9875;&quot;A+&quot;;  IF([.AE10]&gt;=0.94; &quot;A&quot;; IF([.AE10]&gt;=0.9; &quot;A-&quot;; IF([.AE10]&gt;=0.87; &quot;B+&quot;; IF([.AE10]&gt;=0.84;&quot;B&quot;; IF([.AE10]&gt;=0.8; &quot;B-&quot;; IF([.AE10]&gt;=0.77; &quot;C+&quot;; IF([.AE10]&gt;=0.74;&quot;C&quot;; IF([.AE10]&gt;=0.7; &quot;C-&quot;; IF([.AE10]&gt;=0.67; &quot;D+&quot;; IF([.AE10]&gt;=0.64;&quot;D&quot;; IF([.AE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F10]; [.$AN$2:.$AO$15]; 2; 0)" office:value-type="string" office:string-value="" calcext:value-type="error">
            <text:p>Err:509</text:p>
          </table:table-cell>
          <table:table-cell table:style-name="ce19" table:formula="of:=VLOOKUP([.AG10]; [.$AN$2:.$AO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C+</text:p>
          </table:table-cell>
          <table:table-cell/>
          <table:table-cell table:style-name="ce17" table:formula="of:=[.X11] + [.AD11] + #REF!11 + #REF!11 + [.X11] + [.X11]" office:value-type="string" office:string-value="" calcext:value-type="error">
            <text:p>Err:509</text:p>
          </table:table-cell>
          <table:table-cell table:style-name="ce19" table:formula="of:=IF([.AE11]&gt;=0.9875;&quot;A+&quot;;  IF([.AE11]&gt;=0.94; &quot;A&quot;; IF([.AE11]&gt;=0.9; &quot;A-&quot;; IF([.AE11]&gt;=0.87; &quot;B+&quot;; IF([.AE11]&gt;=0.84;&quot;B&quot;; IF([.AE11]&gt;=0.8; &quot;B-&quot;; IF([.AE11]&gt;=0.77; &quot;C+&quot;; IF([.AE11]&gt;=0.74;&quot;C&quot;; IF([.AE11]&gt;=0.7; &quot;C-&quot;; IF([.AE11]&gt;=0.67; &quot;D+&quot;; IF([.AE11]&gt;=0.64;&quot;D&quot;; IF([.AE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F11]; [.$AN$2:.$AO$15]; 2; 0)" office:value-type="string" office:string-value="" calcext:value-type="error">
            <text:p>Err:509</text:p>
          </table:table-cell>
          <table:table-cell table:style-name="ce19" table:formula="of:=VLOOKUP([.AG11]; [.$AN$2:.$AO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table:style-name="ce6" office:value-type="string" calcext:value-type="string">
            <text:p>IP</text:p>
          </table:table-cell>
          <table:table-cell/>
          <table:table-cell table:style-name="ce17" table:formula="of:=[.X12] + [.AD12] + #REF!12 + #REF!12 + [.X12] + [.X12]" office:value-type="string" office:string-value="" calcext:value-type="error">
            <text:p>Err:509</text:p>
          </table:table-cell>
          <table:table-cell table:style-name="ce19" table:formula="of:=IF([.AE12]&gt;=0.9875;&quot;A+&quot;;  IF([.AE12]&gt;=0.94; &quot;A&quot;; IF([.AE12]&gt;=0.9; &quot;A-&quot;; IF([.AE12]&gt;=0.87; &quot;B+&quot;; IF([.AE12]&gt;=0.84;&quot;B&quot;; IF([.AE12]&gt;=0.8; &quot;B-&quot;; IF([.AE12]&gt;=0.77; &quot;C+&quot;; IF([.AE12]&gt;=0.74;&quot;C&quot;; IF([.AE12]&gt;=0.7; &quot;C-&quot;; IF([.AE12]&gt;=0.67; &quot;D+&quot;; IF([.AE12]&gt;=0.64;&quot;D&quot;; IF([.AE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F12]; [.$AN$2:.$AO$15]; 2; 0)" office:value-type="string" office:string-value="" calcext:value-type="error">
            <text:p>Err:509</text:p>
          </table:table-cell>
          <table:table-cell table:style-name="ce19" table:formula="of:=VLOOKUP([.AG12]; [.$AN$2:.$AO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IP</text:p>
          </table:table-cell>
          <table:table-cell/>
          <table:table-cell table:style-name="ce17" table:formula="of:=[.X13] + [.AD13] + #REF!13 + #REF!13 + [.X13] + [.X13]" office:value-type="string" office:string-value="" calcext:value-type="error">
            <text:p>Err:509</text:p>
          </table:table-cell>
          <table:table-cell table:style-name="ce19" table:formula="of:=IF([.AE13]&gt;=0.9875;&quot;A+&quot;;  IF([.AE13]&gt;=0.94; &quot;A&quot;; IF([.AE13]&gt;=0.9; &quot;A-&quot;; IF([.AE13]&gt;=0.87; &quot;B+&quot;; IF([.AE13]&gt;=0.84;&quot;B&quot;; IF([.AE13]&gt;=0.8; &quot;B-&quot;; IF([.AE13]&gt;=0.77; &quot;C+&quot;; IF([.AE13]&gt;=0.74;&quot;C&quot;; IF([.AE13]&gt;=0.7; &quot;C-&quot;; IF([.AE13]&gt;=0.67; &quot;D+&quot;; IF([.AE13]&gt;=0.64;&quot;D&quot;; IF([.AE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F13]; [.$AN$2:.$AO$15]; 2; 0)" office:value-type="string" office:string-value="" calcext:value-type="error">
            <text:p>Err:509</text:p>
          </table:table-cell>
          <table:table-cell table:style-name="ce19" table:formula="of:=VLOOKUP([.AG13]; [.$AN$2:.$AO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/>
          <table:table-cell table:style-name="ce17" table:formula="of:=[.X14] + [.AD14] + #REF!14 + #REF!14 + [.X14] + [.X14]" office:value-type="string" office:string-value="" calcext:value-type="error">
            <text:p>Err:509</text:p>
          </table:table-cell>
          <table:table-cell table:style-name="ce19" table:formula="of:=IF([.AE14]&gt;=0.9875;&quot;A+&quot;;  IF([.AE14]&gt;=0.94; &quot;A&quot;; IF([.AE14]&gt;=0.9; &quot;A-&quot;; IF([.AE14]&gt;=0.87; &quot;B+&quot;; IF([.AE14]&gt;=0.84;&quot;B&quot;; IF([.AE14]&gt;=0.8; &quot;B-&quot;; IF([.AE14]&gt;=0.77; &quot;C+&quot;; IF([.AE14]&gt;=0.74;&quot;C&quot;; IF([.AE14]&gt;=0.7; &quot;C-&quot;; IF([.AE14]&gt;=0.67; &quot;D+&quot;; IF([.AE14]&gt;=0.64;&quot;D&quot;; IF([.AE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F14]; [.$AN$2:.$AO$15]; 2; 0)" office:value-type="string" office:string-value="" calcext:value-type="error">
            <text:p>Err:509</text:p>
          </table:table-cell>
          <table:table-cell table:style-name="ce19" table:formula="of:=VLOOKUP([.AG14]; [.$AN$2:.$AO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/>
          <table:table-cell table:style-name="ce17" table:formula="of:=[.X15] + [.AD15] + #REF!15 + #REF!15 + [.X15] + [.X15]" office:value-type="string" office:string-value="" calcext:value-type="error">
            <text:p>Err:509</text:p>
          </table:table-cell>
          <table:table-cell table:style-name="ce19" table:formula="of:=IF([.AE15]&gt;=0.9875;&quot;A+&quot;;  IF([.AE15]&gt;=0.94; &quot;A&quot;; IF([.AE15]&gt;=0.9; &quot;A-&quot;; IF([.AE15]&gt;=0.87; &quot;B+&quot;; IF([.AE15]&gt;=0.84;&quot;B&quot;; IF([.AE15]&gt;=0.8; &quot;B-&quot;; IF([.AE15]&gt;=0.77; &quot;C+&quot;; IF([.AE15]&gt;=0.74;&quot;C&quot;; IF([.AE15]&gt;=0.7; &quot;C-&quot;; IF([.AE15]&gt;=0.67; &quot;D+&quot;; IF([.AE15]&gt;=0.64;&quot;D&quot;; IF([.AE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F15]; [.$AN$2:.$AO$15]; 2; 0)" office:value-type="string" office:string-value="" calcext:value-type="error">
            <text:p>Err:509</text:p>
          </table:table-cell>
          <table:table-cell table:style-name="ce19" table:formula="of:=VLOOKUP([.AG15]; [.$AN$2:.$AO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A-</text:p>
          </table:table-cell>
          <table:table-cell/>
          <table:table-cell table:style-name="ce17" table:formula="of:=[.X16] + [.AD16] + #REF!16 + #REF!16 + [.X16] + [.X16]" office:value-type="string" office:string-value="" calcext:value-type="error">
            <text:p>Err:509</text:p>
          </table:table-cell>
          <table:table-cell table:style-name="ce19" table:formula="of:=IF([.AE16]&gt;=0.9875;&quot;A+&quot;;  IF([.AE16]&gt;=0.94; &quot;A&quot;; IF([.AE16]&gt;=0.9; &quot;A-&quot;; IF([.AE16]&gt;=0.87; &quot;B+&quot;; IF([.AE16]&gt;=0.84;&quot;B&quot;; IF([.AE16]&gt;=0.8; &quot;B-&quot;; IF([.AE16]&gt;=0.77; &quot;C+&quot;; IF([.AE16]&gt;=0.74;&quot;C&quot;; IF([.AE16]&gt;=0.7; &quot;C-&quot;; IF([.AE16]&gt;=0.67; &quot;D+&quot;; IF([.AE16]&gt;=0.64;&quot;D&quot;; IF([.AE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F16]; [.$AN$2:.$AO$15]; 2; 0)" office:value-type="string" office:string-value="" calcext:value-type="error">
            <text:p>Err:509</text:p>
          </table:table-cell>
          <table:table-cell table:style-name="ce19" table:formula="of:=VLOOKUP([.AG16]; [.$AN$2:.$AO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80"/>
        </table:table-row>
        <table:table-row table:style-name="ro1">
          <table:table-cell table:number-columns-repeated="18"/>
          <table:table-cell table:style-name="ce6"/>
          <table:table-cell table:number-columns-repeated="9"/>
          <table:table-cell table:style-name="ce6"/>
          <table:table-cell/>
          <table:table-cell table:style-name="ce17" table:formula="of:=[.X17] + [.AD17] + #REF!17 + #REF!17 + [.X17] + [.X17]" office:value-type="string" office:string-value="" calcext:value-type="error">
            <text:p>Err:509</text:p>
          </table:table-cell>
          <table:table-cell table:style-name="ce19" table:formula="of:=IF([.AE17]&gt;=0.9875;&quot;A+&quot;;  IF([.AE17]&gt;=0.94; &quot;A&quot;; IF([.AE17]&gt;=0.9; &quot;A-&quot;; IF([.AE17]&gt;=0.87; &quot;B+&quot;; IF([.AE17]&gt;=0.84;&quot;B&quot;; IF([.AE17]&gt;=0.8; &quot;B-&quot;; IF([.AE17]&gt;=0.77; &quot;C+&quot;; IF([.AE17]&gt;=0.74;&quot;C&quot;; IF([.AE17]&gt;=0.7; &quot;C-&quot;; IF([.AE17]&gt;=0.67; &quot;D+&quot;; IF([.AE17]&gt;=0.64;&quot;D&quot;; IF([.AE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F17]; [.$AN$2:.$AO$15]; 2; 0)" office:value-type="string" office:string-value="" calcext:value-type="error">
            <text:p>Err:509</text:p>
          </table:table-cell>
          <table:table-cell table:style-name="ce19" table:formula="of:=VLOOKUP([.AG17]; [.$AN$2:.$AO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3"/>
        </table:table-row>
        <table:table-row table:style-name="ro1">
          <table:table-cell table:style-name="ce2"/>
          <table:table-cell table:number-columns-repeated="29"/>
          <table:table-cell table:style-name="ce17" table:formula="of:=[.X18] + [.AD18] + #REF!18 + #REF!18 + [.X18] + [.X18]" office:value-type="string" office:string-value="" calcext:value-type="error">
            <text:p>Err:509</text:p>
          </table:table-cell>
          <table:table-cell table:style-name="ce19" table:formula="of:=IF([.AE18]&gt;=0.9875;&quot;A+&quot;;  IF([.AE18]&gt;=0.94; &quot;A&quot;; IF([.AE18]&gt;=0.9; &quot;A-&quot;; IF([.AE18]&gt;=0.87; &quot;B+&quot;; IF([.AE18]&gt;=0.84;&quot;B&quot;; IF([.AE18]&gt;=0.8; &quot;B-&quot;; IF([.AE18]&gt;=0.77; &quot;C+&quot;; IF([.AE18]&gt;=0.74;&quot;C&quot;; IF([.AE18]&gt;=0.7; &quot;C-&quot;; IF([.AE18]&gt;=0.67; &quot;D+&quot;; IF([.AE18]&gt;=0.64;&quot;D&quot;; IF([.AE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F18]; [.$AN$2:.$AO$15]; 2; 0)" office:value-type="string" office:string-value="" calcext:value-type="error">
            <text:p>Err:509</text:p>
          </table:table-cell>
          <table:table-cell table:style-name="ce19" table:formula="of:=VLOOKUP([.AG18]; [.$AN$2:.$AO$15]; 2; 0)"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number-columns-repeated="30"/>
          <table:table-cell table:style-name="ce17" table:formula="of:=[.X19] + [.AD19] + #REF!19 + #REF!19 + [.X19] + [.X19]" office:value-type="string" office:string-value="" calcext:value-type="error">
            <text:p>Err:509</text:p>
          </table:table-cell>
          <table:table-cell table:style-name="ce19" table:formula="of:=IF([.AE19]&gt;=0.9875;&quot;A+&quot;;  IF([.AE19]&gt;=0.94; &quot;A&quot;; IF([.AE19]&gt;=0.9; &quot;A-&quot;; IF([.AE19]&gt;=0.87; &quot;B+&quot;; IF([.AE19]&gt;=0.84;&quot;B&quot;; IF([.AE19]&gt;=0.8; &quot;B-&quot;; IF([.AE19]&gt;=0.77; &quot;C+&quot;; IF([.AE19]&gt;=0.74;&quot;C&quot;; IF([.AE19]&gt;=0.7; &quot;C-&quot;; IF([.AE19]&gt;=0.67; &quot;D+&quot;; IF([.AE19]&gt;=0.64;&quot;D&quot;; IF([.AE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F19]; [.$AN$2:.$AO$15]; 2; 0)" office:value-type="string" office:string-value="" calcext:value-type="error">
            <text:p>Err:509</text:p>
          </table:table-cell>
          <table:table-cell table:style-name="ce19" table:formula="of:=VLOOKUP([.AG19]; [.$AN$2:.$AO$15]; 2; 0)" office:value-type="float" office:value="3.3" calcext:value-type="float">
            <text:p>3.3</text:p>
          </table:table-cell>
          <table:table-cell table:number-columns-repeated="989"/>
        </table:table-row>
        <table:table-row table:style-name="ro1">
          <table:table-cell table:number-columns-repeated="19"/>
          <table:table-cell table:style-name="Default"/>
          <table:table-cell table:number-columns-repeated="10"/>
          <table:table-cell table:style-name="ce17"/>
          <table:table-cell table:style-name="ce19" table:number-columns-repeated="4"/>
          <table:table-cell table:number-columns-repeated="989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"/>
          <table:table-cell table:style-name="ce17"/>
          <table:table-cell table:style-name="ce19" table:number-columns-repeated="4"/>
          <table:table-cell table:number-columns-repeated="989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"/>
          <table:table-cell table:style-name="ce19" table:formula="of:=AVERAGE([.AE2:.AE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H2:.AH22])" office:value-type="string" office:string-value="" calcext:value-type="error">
            <text:p>Err:509</text:p>
          </table:table-cell>
          <table:table-cell table:style-name="ce19" table:formula="of:=AVERAGE([.AI2:.AI22])" office:value-type="float" office:value="2.79444444444444" calcext:value-type="float">
            <text:p>2.7944444444</text:p>
          </table:table-cell>
          <table:table-cell table:number-columns-repeated="989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5:30:07.738224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3-30T16:46:53.437276668</dc:date>
    <dc:creator>Gregory Kapfhammer</dc:creator>
    <meta:editing-duration>P9DT21H20M21S</meta:editing-duration>
    <meta:editing-cycles>333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75" meta:object-count="0"/>
  </office:meta>
</office:document-meta>
</file>